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346" svg:stroke-width="0.019cm" svg:stroke-color="#000000" draw:marker-start-width="0.231cm" draw:marker-start-center="false" draw:marker-end-width="0.231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none" draw:stroke-dash="Dashed_20__28_var_29__20_370" svg:stroke-width="0.019cm" svg:stroke-color="#b5e087" draw:marker-start-width="0.231cm" draw:marker-start-center="false" draw:marker-end-width="0.231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none" draw:stroke-dash="Dashed_20__28_var_29__20_371" svg:stroke-width="0.019cm" svg:stroke-color="#b5e087" draw:marker-start-width="0.231cm" draw:marker-start-center="false" draw:marker-end-width="0.231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none" draw:stroke-dash="Dashed_20__28_var_29__20_372" svg:stroke-width="0.019cm" svg:stroke-color="#b5e087" draw:marker-start-width="0.231cm" draw:marker-start-center="false" draw:marker-end-width="0.231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373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374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375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dash" draw:stroke-dash="Ultrafine_20_Dashe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126cm" fo:min-width="0.365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380" svg:stroke-width="0.019cm" svg:stroke-color="#000000" draw:marker-start="Arrow_20_concave" draw:marker-start-width="0.18cm" draw:marker-start-center="false" draw:marker-end="Arrow_20_concave" draw:marker-end-width="0.18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rect draw:style-name="gr1" draw:text-style-name="P1" draw:layer="layout" svg:width="0.978cm" svg:height="1.953cm" svg:x="8.509cm" svg:y="15.441cm">
              <text:p/>
            </draw:rect>
            <draw:ellipse draw:style-name="gr2" draw:text-style-name="P1" draw:layer="layout" svg:width="2.003cm" svg:height="2.006cm" svg:x="8.485cm" svg:y="15.416cm" draw:kind="section" draw:start-angle="270" draw:end-angle="89.98">
              <text:p/>
            </draw:ellipse>
            <draw:ellipse draw:style-name="gr3" draw:text-style-name="P1" draw:layer="layout" svg:width="2.001cm" svg:height="2.006cm" draw:transform="rotate (-3.14159265358979) translate (9.485cm 16.416cm)" draw:kind="section" draw:start-angle="90.06" draw:end-angle="179.93">
              <text:p/>
            </draw:ellipse>
            <draw:circle draw:style-name="gr4" draw:text-style-name="P1" draw:layer="layout" svg:width="2.003cm" svg:height="2.003cm" svg:x="7.484cm" svg:y="16.416cm" draw:kind="section" draw:start-angle="0.05" draw:end-angle="89.93">
              <text:p/>
            </draw:circle>
            <draw:ellipse draw:style-name="gr5" draw:text-style-name="P2" draw:layer="layout" svg:width="2.003cm" svg:height="2.006cm" svg:x="8.485cm" svg:y="15.416cm" draw:kind="arc" draw:start-angle="269.91" draw:end-angle="90.09">
              <text:p/>
            </draw:ellipse>
            <draw:ellipse draw:style-name="gr6" draw:text-style-name="P2" draw:layer="layout" svg:width="2.006cm" svg:height="2.001cm" svg:x="7.483cm" svg:y="14.419cm" draw:kind="arc" draw:start-angle="270.16" draw:end-angle="0.41">
              <text:p/>
            </draw:ellipse>
            <draw:ellipse draw:style-name="gr7" draw:text-style-name="P2" draw:layer="layout" svg:width="2.006cm" svg:height="1.997cm" draw:transform="rotate (-3.14159265358979) translate (9.485cm 18.413cm)" draw:kind="arc" draw:start-angle="179.56" draw:end-angle="269.81">
              <text:p/>
            </draw:ellipse>
          </draw:g>
          <draw:line draw:style-name="gr8" draw:text-style-name="P3" draw:layer="layout" svg:x1="8.485cm" svg:y1="16.411cm" svg:x2="8.485cm" svg:y2="15.411cm">
            <text:p/>
          </draw:line>
          <draw:line draw:style-name="gr8" draw:text-style-name="P3" draw:layer="layout" svg:x1="9.484cm" svg:y1="15.411cm" svg:x2="7.985cm" svg:y2="15.411cm">
            <text:p/>
          </draw:line>
          <draw:line draw:style-name="gr8" draw:text-style-name="P3" draw:layer="layout" svg:x1="8.485cm" svg:y1="17.411cm" svg:x2="8.485cm" svg:y2="16.411cm">
            <text:p/>
          </draw:line>
          <draw:line draw:style-name="gr8" draw:text-style-name="P3" draw:layer="layout" svg:x1="8.485cm" svg:y1="17.411cm" svg:x2="9.485cm" svg:y2="17.411cm">
            <text:p/>
          </draw:line>
          <draw:line draw:style-name="gr9" draw:text-style-name="P3" draw:layer="layout" svg:x1="8.887cm" svg:y1="15.51cm" svg:x2="9.085cm" svg:y2="15.312cm">
            <text:p/>
          </draw:line>
          <draw:line draw:style-name="gr9" draw:text-style-name="P3" draw:layer="layout" svg:x1="8.388cm" svg:y1="16.011cm" svg:x2="8.586cm" svg:y2="15.813cm">
            <text:p/>
          </draw:line>
          <draw:line draw:style-name="gr9" draw:text-style-name="P3" draw:layer="layout" svg:x1="8.388cm" svg:y1="17.013cm" svg:x2="8.586cm" svg:y2="16.815cm">
            <text:p/>
          </draw:line>
          <draw:line draw:style-name="gr9" draw:text-style-name="P3" draw:layer="layout" svg:x1="8.887cm" svg:y1="17.508cm" svg:x2="9.085cm" svg:y2="17.309cm">
            <text:p/>
          </draw:line>
          <draw:frame draw:style-name="gr10" draw:text-style-name="P5" draw:layer="layout" svg:width="1.289cm" svg:height="0.624cm" draw:transform="rotate (1.5707963267949) translate (7.702cm 16.556cm)">
            <draw:text-box>
              <text:p text:style-name="P4"><text:span text:style-name="T1">3 cm</text:span></text:p>
            </draw:text-box>
          </draw:frame>
          <draw:line draw:style-name="gr11" draw:text-style-name="P3" draw:layer="layout" svg:x1="8.285cm" svg:y1="16.411cm" svg:x2="8.285cm" svg:y2="15.411cm">
            <text:p/>
          </draw:line>
          <draw:line draw:style-name="gr8" draw:text-style-name="P3" draw:layer="layout" svg:x1="8.486cm" svg:y1="16.42cm" svg:x2="7.987cm" svg:y2="16.4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346" draw:display-name="Dashed (var) 346" draw:style="rect" draw:dots1="1" draw:dots1-length="0.003cm" draw:dots2="1" draw:dots2-length="0.003cm" draw:distance="0.003cm"/>
    <draw:stroke-dash draw:name="Dashed_20__28_var_29__20_370" draw:display-name="Dashed (var) 370" draw:style="rect" draw:dots1="1" draw:dots1-length="0.003cm" draw:dots2="1" draw:dots2-length="0.003cm" draw:distance="0.003cm"/>
    <draw:stroke-dash draw:name="Dashed_20__28_var_29__20_371" draw:display-name="Dashed (var) 371" draw:style="rect" draw:dots1="1" draw:dots1-length="0.003cm" draw:dots2="1" draw:dots2-length="0.003cm" draw:distance="0.003cm"/>
    <draw:stroke-dash draw:name="Dashed_20__28_var_29__20_372" draw:display-name="Dashed (var) 372" draw:style="rect" draw:dots1="1" draw:dots1-length="0.003cm" draw:dots2="1" draw:dots2-length="0.003cm" draw:distance="0.003cm"/>
    <draw:stroke-dash draw:name="Dashed_20__28_var_29__20_373" draw:display-name="Dashed (var) 373" draw:style="rect" draw:dots1="1" draw:dots1-length="0.003cm" draw:dots2="1" draw:dots2-length="0.003cm" draw:distance="0.003cm"/>
    <draw:stroke-dash draw:name="Dashed_20__28_var_29__20_374" draw:display-name="Dashed (var) 374" draw:style="rect" draw:dots1="1" draw:dots1-length="0.003cm" draw:dots2="1" draw:dots2-length="0.003cm" draw:distance="0.003cm"/>
    <draw:stroke-dash draw:name="Dashed_20__28_var_29__20_375" draw:display-name="Dashed (var) 375" draw:style="rect" draw:dots1="1" draw:dots1-length="0.003cm" draw:dots2="1" draw:dots2-length="0.003cm" draw:distance="0.003cm"/>
    <draw:stroke-dash draw:name="Dashed_20__28_var_29__20_380" draw:display-name="Dashed (var) 380" draw:style="rect" draw:dots1="1" draw:dots1-length="36%" draw:distance="36%"/>
    <draw:stroke-dash draw:name="Dashed_20__28_var_29__20_6827" draw:display-name="Dashed (var) 6827" draw:style="rect" draw:dots1="1" draw:dots1-length="0.001cm" draw:dots2="1" draw:dots2-length="0.001cm" draw:distance="0.001cm"/>
    <draw:stroke-dash draw:name="Dashed_20__28_var_29__20_6922" draw:display-name="Dashed (var) 6922" draw:style="rect" draw:dots1="1" draw:dots1-length="0.001cm" draw:dots2="1" draw:dots2-length="0.001cm" draw:distance="0.001cm"/>
    <draw:stroke-dash draw:name="Dashed_20__28_var_29__20_6923" draw:display-name="Dashed (var) 6923" draw:style="rect" draw:dots1="1" draw:dots1-length="0.001cm" draw:dots2="1" draw:dots2-length="0.001cm" draw:distance="0.001cm"/>
    <draw:stroke-dash draw:name="Dashed_20__28_var_29__20_6924" draw:display-name="Dashed (var) 6924" draw:style="rect" draw:dots1="1" draw:dots1-length="0.001cm" draw:dots2="1" draw:dots2-length="0.001cm" draw:distance="0.001cm"/>
    <draw:stroke-dash draw:name="Dashed_20__28_var_29__20_6925" draw:display-name="Dashed (var) 6925" draw:style="rect" draw:dots1="1" draw:dots1-length="0.001cm" draw:dots2="1" draw:dots2-length="0.001cm" draw:distance="0.001cm"/>
    <draw:stroke-dash draw:name="Dashed_20__28_var_29__20_6926" draw:display-name="Dashed (var) 6926" draw:style="rect" draw:dots1="1" draw:dots1-length="0.001cm" draw:dots2="1" draw:dots2-length="0.001cm" draw:distance="0.001cm"/>
    <draw:stroke-dash draw:name="Dashed_20__28_var_29__20_6927" draw:display-name="Dashed (var) 6927" draw:style="rect" draw:dots1="1" draw:dots1-length="0.001cm" draw:dots2="1" draw:dots2-length="0.001cm" draw:distance="0.001cm"/>
    <draw:stroke-dash draw:name="Dashed_20__28_var_29__20_6928" draw:display-name="Dashed (var) 6928" draw:style="rect" draw:dots1="1" draw:dots1-length="0.001cm" draw:dots2="1" draw:dots2-length="0.001cm" draw:distance="0.001cm"/>
    <draw:stroke-dash draw:name="Dashed_20__28_var_29__20_6929" draw:display-name="Dashed (var) 6929" draw:style="rect" draw:dots1="1" draw:dots1-length="0.001cm" draw:dots2="1" draw:dots2-length="0.001cm" draw:distance="0.001cm"/>
    <draw:stroke-dash draw:name="Dashed_20__28_var_29__20_6930" draw:display-name="Dashed (var) 6930" draw:style="rect" draw:dots1="1" draw:dots1-length="0.001cm" draw:dots2="1" draw:dots2-length="0.001cm" draw:distance="0.001cm"/>
    <draw:stroke-dash draw:name="Dashed_20__28_var_29__20_6931" draw:display-name="Dashed (var) 6931" draw:style="rect" draw:dots1="1" draw:dots1-length="0.001cm" draw:dots2="1" draw:dots2-length="0.001cm" draw:distance="0.001cm"/>
    <draw:stroke-dash draw:name="Dashed_20__28_var_29__20_6932" draw:display-name="Dashed (var) 6932" draw:style="rect" draw:dots1="1" draw:dots1-length="0.001cm" draw:dots2="1" draw:dots2-length="0.001cm" draw:distance="0.001cm"/>
    <draw:stroke-dash draw:name="Dashed_20__28_var_29__20_6933" draw:display-name="Dashed (var) 6933" draw:style="rect" draw:dots1="1" draw:dots1-length="0.001cm" draw:dots2="1" draw:dots2-length="0.001cm" draw:distance="0.001cm"/>
    <draw:stroke-dash draw:name="Dashed_20__28_var_29__20_6934" draw:display-name="Dashed (var) 6934" draw:style="rect" draw:dots1="1" draw:dots1-length="0.001cm" draw:dots2="1" draw:dots2-length="0.001cm" draw:distance="0.001cm"/>
    <draw:stroke-dash draw:name="Dashed_20__28_var_29__20_6935" draw:display-name="Dashed (var) 6935" draw:style="rect" draw:dots1="1" draw:dots1-length="0.001cm" draw:dots2="1" draw:dots2-length="0.001cm" draw:distance="0.001cm"/>
    <draw:stroke-dash draw:name="Dashed_20__28_var_29__20_6936" draw:display-name="Dashed (var) 6936" draw:style="rect" draw:dots1="1" draw:dots1-length="0.001cm" draw:dots2="1" draw:dots2-length="0.001cm" draw:distance="0.001cm"/>
    <draw:stroke-dash draw:name="Dashed_20__28_var_29__20_6937" draw:display-name="Dashed (var) 6937" draw:style="rect" draw:dots1="1" draw:dots1-length="0.001cm" draw:dots2="1" draw:dots2-length="0.001cm" draw:distance="0.00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8T23:38:52.202027867</dc:date>
    <meta:editing-duration>PT7M56S</meta:editing-duration>
    <meta:editing-cycles>6</meta:editing-cycles>
    <meta:generator>LibreOffice/5.2.7.2$Linux_X86_64 LibreOffice_project/20m0$Build-2</meta:generator>
    <meta:document-statistic meta:object-count="20"/>
  </office:meta>
</office:document-meta>
</file>